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7.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381cm"/>
    </style:style>
    <style:style style:name="co11" style:family="table-column">
      <style:table-column-properties fo:break-before="auto" style:column-width="5.514cm"/>
    </style:style>
    <style:style style:name="co12" style:family="table-column">
      <style:table-column-properties fo:break-before="auto" style:column-width="7.375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10.961cm"/>
    </style:style>
    <style:style style:name="co15" style:family="table-column">
      <style:table-column-properties fo:break-before="auto" style:column-width="5.627cm"/>
    </style:style>
    <style:style style:name="co16" style:family="table-column">
      <style:table-column-properties fo:break-before="auto" style:column-width="8.805cm"/>
    </style:style>
    <style:style style:name="co17" style:family="table-column">
      <style:table-column-properties fo:break-before="auto" style:column-width="21.967cm"/>
    </style:style>
    <style:style style:name="co18" style:family="table-column">
      <style:table-column-properties fo:break-before="auto" style:column-width="9.507cm"/>
    </style:style>
    <style:style style:name="co19" style:family="table-column">
      <style:table-column-properties fo:break-before="auto" style:column-width="5.084cm"/>
    </style:style>
    <style:style style:name="co20" style:family="table-column">
      <style:table-column-properties fo:break-before="auto" style:column-width="20.47cm"/>
    </style:style>
    <style:style style:name="co21" style:family="table-column">
      <style:table-column-properties fo:break-before="auto" style:column-width="4.81cm"/>
    </style:style>
    <style:style style:name="co22" style:family="table-column">
      <style:table-column-properties fo:break-before="auto" style:column-width="11.051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Devic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81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2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84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56"/>
        <table:table-column table:style-name="co7" table:default-cell-style-name="ce55"/>
        <table:table-column table:style-name="co3" table:default-cell-style-name="ce55"/>
        <table:table-column table:style-name="co4" table:default-cell-style-name="ce55"/>
        <table:table-column table:style-name="co5" table:default-cell-style-name="ce64"/>
        <table:table-column table:style-name="co6" table:number-columns-repeated="21" table:default-cell-style-name="ce56"/>
        <table:table-column table:style-name="co6" table:number-columns-repeated="230" table:default-cell-style-name="Default"/>
        <table:table-row table:style-name="ro1">
          <table:table-cell table:style-name="ce43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44"/>
          <table:table-cell table:number-columns-repeated="251"/>
        </table:table-row>
        <table:table-row table:style-name="ro2">
          <table:covered-table-cell table:number-columns-repeated="5" table:style-name="ce44"/>
          <table:table-cell table:number-columns-repeated="251"/>
        </table:table-row>
        <table:table-row table:style-name="ro2">
          <table:covered-table-cell table:number-columns-repeated="5" table:style-name="ce44"/>
          <table:table-cell table:number-columns-repeated="251"/>
        </table:table-row>
        <table:table-row table:style-name="ro3" table:number-rows-repeated="2">
          <table:table-cell table:style-name="ce45" table:number-columns-repeated="5"/>
          <table:table-cell table:number-columns-repeated="251"/>
        </table:table-row>
        <table:table-row table:style-name="ro3">
          <table:table-cell table:style-name="ce46" office:value-type="string" calcext:value-type="string">
            <text:p>Plateform</text:p>
          </table:table-cell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Keywords</text:p>
          </table:table-cell>
          <table:table-cell table:style-name="ce6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oloGraphLibrary</text:p>
          </table:table-cell>
          <table:table-cell table:style-name="ce57" office:value-type="string" calcext:value-type="string">
            <text:p>To make charts, diagrams, ...</text:p>
          </table:table-cell>
          <table:table-cell table:style-name="ce57" office:value-type="string" calcext:value-type="string">
            <text:p>graphs , charts</text:p>
          </table:table-cell>
          <table:table-cell table:style-name="ce63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Dokku</text:p>
          </table:table-cell>
          <table:table-cell table:style-name="ce57" office:value-type="string" calcext:value-type="string">
            <text:p>Tool which can build and deploy apps and manage their lyfecycle</text:p>
          </table:table-cell>
          <table:table-cell table:style-name="ce57" office:value-type="string" calcext:value-type="string">
            <text:p>build , PaaS , DevOps , <text:s/>tool , quality</text:p>
          </table:table-cell>
          <table:table-cell table:style-name="ce63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IFTTT</text:p>
          </table:table-cell>
          <table:table-cell table:style-name="ce5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63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Buffer</text:p>
          </table:table-cell>
          <table:table-cell table:style-name="ce5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63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Instabug</text:p>
          </table:table-cell>
          <table:table-cell table:style-name="ce57" office:value-type="string" calcext:value-type="string">
            <text:p>In-app feedback and bug tracking for mobile apps </text:p>
          </table:table-cell>
          <table:table-cell table:style-name="ce57" office:value-type="string" calcext:value-type="string">
            <text:p>bug , tracking , users , tool , quality</text:p>
          </table:table-cell>
          <table:table-cell table:style-name="ce63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Zapier</text:p>
          </table:table-cell>
          <table:table-cell table:style-name="ce57" office:value-type="string" calcext:value-type="string">
            <text:p>Connect the apps to use, automate tasks</text:p>
          </table:table-cell>
          <table:table-cell table:style-name="ce57" office:value-type="string" calcext:value-type="string">
            <text:p>qualityAutomatisation , automation , tool</text:p>
          </table:table-cell>
          <table:table-cell table:style-name="ce63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Postman</text:p>
          </table:table-cell>
          <table:table-cell table:style-name="ce57" office:value-type="string" calcext:value-type="string">
            <text:p>To test and link APIs</text:p>
          </table:table-cell>
          <table:table-cell table:style-name="ce57" office:value-type="string" calcext:value-type="string">
            <text:p>API , tool , quality</text:p>
          </table:table-cell>
          <table:table-cell table:style-name="ce63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icasso</text:p>
          </table:table-cell>
          <table:table-cell table:style-name="ce57" office:value-type="string" calcext:value-type="string">
            <text:p>A powerful image downloading and caching library</text:p>
          </table:table-cell>
          <table:table-cell table:style-name="ce57" office:value-type="string" calcext:value-type="string">
            <text:p>pictures , image , caching</text:p>
          </table:table-cell>
          <table:table-cell table:style-name="ce63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randed launch screen</text:p>
          </table:table-cell>
          <table:table-cell table:style-name="ce57" office:value-type="string" calcext:value-type="string">
            <text:p>New splash screens for Android</text:p>
          </table:table-cell>
          <table:table-cell table:style-name="ce57" office:value-type="string" calcext:value-type="string">
            <text:p>tuto , splash screen</text:p>
          </table:table-cell>
          <table:table-cell table:style-name="ce63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troScreen</text:p>
          </table:table-cell>
          <table:table-cell table:style-name="ce57" office:value-type="string" calcext:value-type="string">
            <text:p>To create intro screen on ViewPager and PageTransformer</text:p>
          </table:table-cell>
          <table:table-cell table:style-name="ce57" office:value-type="string" calcext:value-type="string">
            <text:p>tuto , intro screen</text:p>
          </table:table-cell>
          <table:table-cell table:style-name="ce63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Espresso</text:p>
          </table:table-cell>
          <table:table-cell table:style-name="ce57" office:value-type="string" calcext:value-type="string">
            <text:p>Introduction to Espresso (what else?)</text:p>
          </table:table-cell>
          <table:table-cell table:style-name="ce61" office:value-type="string" calcext:value-type="string">
            <text:p>tuto , espresso , UI tests</text:p>
          </table:table-cell>
          <table:table-cell table:style-name="ce63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bric.io</text:p>
          </table:table-cell>
          <table:table-cell table:style-name="ce57" office:value-type="string" calcext:value-type="string">
            <text:p>Bug tracking and dashboard</text:p>
          </table:table-cell>
          <table:table-cell table:style-name="ce57" office:value-type="string" calcext:value-type="string">
            <text:p>Crashlytics , Fabric.io , quality</text:p>
          </table:table-cell>
          <table:table-cell table:style-name="ce63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</text:p>
          </table:table-cell>
          <table:table-cell table:style-name="ce57" office:value-type="string" calcext:value-type="string">
            <text:p>A library to bring fully animated Material Design components to pre-Lolipop Android</text:p>
          </table:table-cell>
          <table:table-cell table:style-name="ce57" office:value-type="string" calcext:value-type="string">
            <text:p>material design</text:p>
          </table:table-cell>
          <table:table-cell table:style-name="ce63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YahooNewOnboarding</text:p>
          </table:table-cell>
          <table:table-cell table:style-name="ce57" office:value-type="string" calcext:value-type="string">
            <text:p>Demos fo landing screens / start screens on Android</text:p>
          </table:table-cell>
          <table:table-cell table:style-name="ce57" office:value-type="string" calcext:value-type="string">
            <text:p>landing screen</text:p>
          </table:table-cell>
          <table:table-cell table:style-name="ce63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pIntro</text:p>
          </table:table-cell>
          <table:table-cell table:style-name="ce57" office:value-type="string" calcext:value-type="string">
            <text:p>App intros / landing screens</text:p>
          </table:table-cell>
          <table:table-cell table:style-name="ce57" office:value-type="string" calcext:value-type="string">
            <text:p>landing screen</text:p>
          </table:table-cell>
          <table:table-cell table:style-name="ce63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RxJava</text:p>
          </table:table-cell>
          <table:table-cell table:style-name="ce57" office:value-type="string" calcext:value-type="string">
            <text:p>Improving UX with RxJava</text:p>
          </table:table-cell>
          <table:table-cell table:style-name="ce57" office:value-type="string" calcext:value-type="string">
            <text:p>tuto , UX, RxJava</text:p>
          </table:table-cell>
          <table:table-cell table:style-name="ce63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Design Support Library</text:p>
          </table:table-cell>
          <table:table-cell table:style-name="ce57"/>
          <table:table-cell table:style-name="ce57" office:value-type="string" calcext:value-type="string">
            <text:p>tuto , suport library , design</text:p>
          </table:table-cell>
          <table:table-cell table:style-name="ce63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oacting Action Button Toolbar</text:p>
          </table:table-cell>
          <table:table-cell table:style-name="ce57" office:value-type="string" calcext:value-type="string">
            <text:p>A floating action button transforming into toolbar</text:p>
          </table:table-cell>
          <table:table-cell table:style-name="ce57" office:value-type="string" calcext:value-type="string">
            <text:p>FAB , material : toolbar</text:p>
          </table:table-cell>
          <table:table-cell table:style-name="ce63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leView</text:p>
          </table:table-cell>
          <table:table-cell table:style-name="ce57" office:value-type="string" calcext:value-type="string">
            <text:p>A circle view containing title and subtitle</text:p>
          </table:table-cell>
          <table:table-cell table:style-name="ce57" office:value-type="string" calcext:value-type="string">
            <text:p>circle view , material</text:p>
          </table:table-cell>
          <table:table-cell table:style-name="ce63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ularProgressButton</text:p>
          </table:table-cell>
          <table:table-cell table:style-name="ce57" office:value-type="string" calcext:value-type="string">
            <text:p>A circular progress button</text:p>
          </table:table-cell>
          <table:table-cell table:style-name="ce57" office:value-type="string" calcext:value-type="string">
            <text:p>circular progress button , material</text:p>
          </table:table-cell>
          <table:table-cell table:style-name="ce63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sUI</text:p>
          </table:table-cell>
          <table:table-cell table:style-name="ce57" office:value-type="string" calcext:value-type="string">
            <text:p>A lib for cards UI</text:p>
          </table:table-cell>
          <table:table-cell table:style-name="ce57" office:value-type="string" calcext:value-type="string">
            <text:p>cards ui , material</text:p>
          </table:table-cell>
          <table:table-cell table:style-name="ce63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Sheets</text:p>
          </table:table-cell>
          <table:table-cell table:style-name="ce57" office:value-type="string" calcext:value-type="string">
            <text:p>A sliding bottom sheet with actions</text:p>
          </table:table-cell>
          <table:table-cell table:style-name="ce57" office:value-type="string" calcext:value-type="string">
            <text:p>bottom sheet , material</text:p>
          </table:table-cell>
          <table:table-cell table:style-name="ce63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LeanBack</text:p>
          </table:table-cell>
          <table:table-cell table:style-name="ce57" office:value-type="string" calcext:value-type="string">
            <text:p>A leanback port for Android devices</text:p>
          </table:table-cell>
          <table:table-cell table:style-name="ce57" office:value-type="string" calcext:value-type="string">
            <text:p>material , lean back , photos</text:p>
          </table:table-cell>
          <table:table-cell table:style-name="ce63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teractiveCanvas</text:p>
          </table:table-cell>
          <table:table-cell table:style-name="ce57" office:value-type="string" calcext:value-type="string">
            <text:p>Library for distribution canvas over set of devices</text:p>
          </table:table-cell>
          <table:table-cell table:style-name="ce57" office:value-type="string" calcext:value-type="string">
            <text:p>interactive canvas , devices</text:p>
          </table:table-cell>
          <table:table-cell table:style-name="ce63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 Arc Menu</text:p>
          </table:table-cell>
          <table:table-cell table:style-name="ce57" office:value-type="string" calcext:value-type="string">
            <text:p>An arc menu with buttons inside</text:p>
          </table:table-cell>
          <table:table-cell table:style-name="ce57" office:value-type="string" calcext:value-type="string">
            <text:p>arc menus , buttons , material</text:p>
          </table:table-cell>
          <table:table-cell table:style-name="ce63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imations effects to TextView</text:p>
          </table:table-cell>
          <table:table-cell table:style-name="ce57" office:value-type="string" calcext:value-type="string">
            <text:p>Animations effects to text views</text:p>
          </table:table-cell>
          <table:table-cell table:style-name="ce57" office:value-type="string" calcext:value-type="string">
            <text:p>animations , text views</text:p>
          </table:table-cell>
          <table:table-cell table:style-name="ce63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ker</text:p>
          </table:table-cell>
          <table:table-cell table:style-name="ce57" office:value-type="string" calcext:value-type="string">
            <text:p>Tool to make mock objects</text:p>
          </table:table-cell>
          <table:table-cell table:style-name="ce57" office:value-type="string" calcext:value-type="string">
            <text:p>Mock , fake</text:p>
          </table:table-cell>
          <table:table-cell table:style-name="ce63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Knife</text:p>
          </table:table-cell>
          <table:table-cell table:style-name="ce57" office:value-type="string" calcext:value-type="string">
            <text:p>A rich text editor component for writing in Android</text:p>
          </table:table-cell>
          <table:table-cell table:style-name="ce57" office:value-type="string" calcext:value-type="string">
            <text:p>document , edit text</text:p>
          </table:table-cell>
          <table:table-cell table:style-name="ce63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sswordEditText</text:p>
          </table:table-cell>
          <table:table-cell table:style-name="ce57" office:value-type="string" calcext:value-type="string">
            <text:p>A custom EditText with a switchable icon showing/hidding passwords</text:p>
          </table:table-cell>
          <table:table-cell table:style-name="ce57" office:value-type="string" calcext:value-type="string">
            <text:p>Password , edit text</text:p>
          </table:table-cell>
          <table:table-cell table:style-name="ce63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table:style-name="ce57" office:value-type="string" calcext:value-type="string">
            <text:p>Upgrade</text:p>
          </table:table-cell>
          <table:table-cell table:style-name="ce57" office:value-type="string" calcext:value-type="string">
            <text:p>Site de veille</text:p>
          </table:table-cell>
          <table:table-cell table:style-name="ce57" office:value-type="string" calcext:value-type="string">
            <text:p>veille , tuto , site , tool</text:p>
          </table:table-cell>
          <table:table-cell table:style-name="ce6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Quitnow sleep time</text:p>
          </table:table-cell>
          <table:table-cell table:style-name="ce57" office:value-type="string" calcext:value-type="string">
            <text:p>Lib to be sure the user is awake before disturbing it with soundy and vibrant notificatinos</text:p>
          </table:table-cell>
          <table:table-cell table:style-name="ce57" office:value-type="string" calcext:value-type="string">
            <text:p>notifications , awake , sleep</text:p>
          </table:table-cell>
          <table:table-cell table:style-name="ce63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ading view</text:p>
          </table:table-cell>
          <table:table-cell table:style-name="ce57" office:value-type="string" calcext:value-type="string">
            <text:p>Lib for a loading view</text:p>
          </table:table-cell>
          <table:table-cell table:style-name="ce57" office:value-type="string" calcext:value-type="string">
            <text:p>loading view , animations</text:p>
          </table:table-cell>
          <table:table-cell table:style-name="ce63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eak Canary</text:p>
          </table:table-cell>
          <table:table-cell table:style-name="ce57" office:value-type="string" calcext:value-type="string">
            <text:p>A memory leak tool for Android and Java</text:p>
          </table:table-cell>
          <table:table-cell table:style-name="ce57" office:value-type="string" calcext:value-type="string">
            <text:p>leak , memory</text:p>
          </table:table-cell>
          <table:table-cell table:style-name="ce63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ktool</text:p>
          </table:table-cell>
          <table:table-cell table:style-name="ce57" office:value-type="string" calcext:value-type="string">
            <text:p>Tool to decompils APK files</text:p>
          </table:table-cell>
          <table:table-cell table:style-name="ce57" office:value-type="string" calcext:value-type="string">
            <text:p>APK , décompiler</text:p>
          </table:table-cell>
          <table:table-cell table:style-name="ce63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stack</text:p>
          </table:table-cell>
          <table:table-cell table:style-name="ce57" office:value-type="string" calcext:value-type="string">
            <text:p>A swipeable view stack</text:p>
          </table:table-cell>
          <table:table-cell table:style-name="ce57" office:value-type="string" calcext:value-type="string">
            <text:p>card UI, swipe , stack , UI</text:p>
          </table:table-cell>
          <table:table-cell table:style-name="ce63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motion Analysis API</text:p>
          </table:table-cell>
          <table:table-cell table:style-name="ce57" office:value-type="string" calcext:value-type="string">
            <text:p>Wrapper to Microsoft emotion analysis API</text:p>
          </table:table-cell>
          <table:table-cell table:style-name="ce57" office:value-type="string" calcext:value-type="string">
            <text:p>emotion , analysis , </text:p>
          </table:table-cell>
          <table:table-cell table:style-name="ce63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D360Player4Android</text:p>
          </table:table-cell>
          <table:table-cell table:style-name="ce57" office:value-type="string" calcext:value-type="string">
            <text:p>Lib to display pictures and 360 movies on Android</text:p>
          </table:table-cell>
          <table:table-cell table:style-name="ce57" office:value-type="float" office:value="360" calcext:value-type="float">
            <text:p>360</text:p>
          </table:table-cell>
          <table:table-cell table:style-name="ce63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illTheForm</text:p>
          </table:table-cell>
          <table:table-cell table:style-name="ce57" office:value-type="string" calcext:value-type="string">
            <text:p>Lib to fill in a easy way Edittexts and help the dev</text:p>
          </table:table-cell>
          <table:table-cell table:style-name="ce57" office:value-type="string" calcext:value-type="string">
            <text:p>aide au dev , EditText , mock , data binding</text:p>
          </table:table-cell>
          <table:table-cell table:style-name="ce63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ckito</text:p>
          </table:table-cell>
          <table:table-cell table:style-name="ce57" office:value-type="string" calcext:value-type="string">
            <text:p>To make mocks</text:p>
          </table:table-cell>
          <table:table-cell table:style-name="ce57" office:value-type="string" calcext:value-type="string">
            <text:p>tests , mocks , </text:p>
          </table:table-cell>
          <table:table-cell table:style-name="ce63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impleArcLoader</text:p>
          </table:table-cell>
          <table:table-cell table:style-name="ce57" office:value-type="string" calcext:value-type="string">
            <text:p>Simple arc animated loader</text:p>
          </table:table-cell>
          <table:table-cell table:style-name="ce57" office:value-type="string" calcext:value-type="string">
            <text:p>loader , arc</text:p>
          </table:table-cell>
          <table:table-cell table:style-name="ce63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Lide</text:p>
          </table:table-cell>
          <table:table-cell table:style-name="ce57" office:value-type="string" calcext:value-type="string">
            <text:p>Introduction to Glide, Image loader lib for Android recommended by Google</text:p>
          </table:table-cell>
          <table:table-cell table:style-name="ce57" office:value-type="string" calcext:value-type="string">
            <text:p>image loader , tuto</text:p>
          </table:table-cell>
          <table:table-cell table:style-name="ce63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ppUpdater</text:p>
          </table:table-cell>
          <table:table-cell table:style-name="ce57" office:value-type="string" calcext:value-type="string">
            <text:p>Library that checks for apps' updates on Google Play, Github, Amazon...</text:p>
          </table:table-cell>
          <table:table-cell table:style-name="ce57" office:value-type="string" calcext:value-type="string">
            <text:p>lib , app updates</text:p>
          </table:table-cell>
          <table:table-cell table:style-name="ce63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SON</text:p>
          </table:table-cell>
          <table:table-cell table:style-name="ce57" office:value-type="string" calcext:value-type="string">
            <text:p>Lib to parse JSON</text:p>
          </table:table-cell>
          <table:table-cell table:style-name="ce57" office:value-type="string" calcext:value-type="string">
            <text:p>gson , json , parser</text:p>
          </table:table-cell>
          <table:table-cell table:style-name="ce63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ABProgressCircle</text:p>
          </table:table-cell>
          <table:table-cell table:style-name="ce57" office:value-type="string" calcext:value-type="string">
            <text:p>Material progress circle around any floating action button</text:p>
          </table:table-cell>
          <table:table-cell table:style-name="ce57" office:value-type="string" calcext:value-type="string">
            <text:p>floating action button , circle , progress</text:p>
          </table:table-cell>
          <table:table-cell table:style-name="ce63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StyledDialogs</text:p>
          </table:table-cell>
          <table:table-cell table:style-name="ce57" office:value-type="string" calcext:value-type="string">
            <text:p>Dialogs with material design and headers</text:p>
          </table:table-cell>
          <table:table-cell table:style-name="ce57" office:value-type="string" calcext:value-type="string">
            <text:p>dialogs , material , header</text:p>
          </table:table-cell>
          <table:table-cell table:style-name="ce63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rogressButton</text:p>
          </table:table-cell>
          <table:table-cell table:style-name="ce57" office:value-type="string" calcext:value-type="string">
            <text:p>Progress button with indicator and footprint</text:p>
          </table:table-cell>
          <table:table-cell table:style-name="ce57" office:value-type="string" calcext:value-type="string">
            <text:p>button : progress , indicator</text:p>
          </table:table-cell>
          <table:table-cell table:style-name="ce63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UCrop</text:p>
          </table:table-cell>
          <table:table-cell table:style-name="ce57" office:value-type="string" calcext:value-type="string">
            <text:p>Image cropping library for Android</text:p>
          </table:table-cell>
          <table:table-cell table:style-name="ce57" office:value-type="string" calcext:value-type="string">
            <text:p>image , cropp , lib</text:p>
          </table:table-cell>
          <table:table-cell table:style-name="ce63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Dialog</text:p>
          </table:table-cell>
          <table:table-cell table:style-name="ce57" office:value-type="string" calcext:value-type="string">
            <text:p>A custom dialog attached at the bottom</text:p>
          </table:table-cell>
          <table:table-cell table:style-name="ce57"/>
          <table:table-cell table:style-name="ce63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eekAndPop</text:p>
          </table:table-cell>
          <table:table-cell table:style-name="ce5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57"/>
          <table:table-cell table:style-name="ce63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w light theme switcher</text:p>
          </table:table-cell>
          <table:table-cell table:style-name="ce57" office:value-type="string" calcext:value-type="string">
            <text:p>Automatically switch between Dark/Light themes using the device light sensor</text:p>
          </table:table-cell>
          <table:table-cell table:style-name="ce57" office:value-type="string" calcext:value-type="string">
            <text:p>light , sensor , themes , dark , light</text:p>
          </table:table-cell>
          <table:table-cell table:style-name="ce63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Validate forms libs</text:p>
          </table:table-cell>
          <table:table-cell table:style-name="ce57" office:value-type="string" calcext:value-type="string">
            <text:p>Libs to validate Android forms</text:p>
          </table:table-cell>
          <table:table-cell table:style-name="ce57" office:value-type="string" calcext:value-type="string">
            <text:p>libs , form validation</text:p>
          </table:table-cell>
          <table:table-cell table:style-name="ce63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app versionning</text:p>
          </table:table-cell>
          <table:table-cell table:style-name="ce57"/>
          <table:table-cell table:style-name="ce57" office:value-type="string" calcext:value-type="string">
            <text:p>version</text:p>
          </table:table-cell>
          <table:table-cell table:style-name="ce63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estureView</text:p>
          </table:table-cell>
          <table:table-cell table:style-name="ce57" office:value-type="string" calcext:value-type="string">
            <text:p>ImageView and FrameLayout with gestures control and position animation</text:p>
          </table:table-cell>
          <table:table-cell table:style-name="ce57" office:value-type="string" calcext:value-type="string">
            <text:p>lib , gesture , image view</text:p>
          </table:table-cell>
          <table:table-cell table:style-name="ce63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ottomBar</text:p>
          </table:table-cell>
          <table:table-cell table:style-name="ce57" office:value-type="string" calcext:value-type="string">
            <text:p>A custom view component that mimics the new Material Design Bottom Navigation pattern.</text:p>
          </table:table-cell>
          <table:table-cell table:style-name="ce57" office:value-type="string" calcext:value-type="string">
            <text:p>bottom bar , material</text:p>
          </table:table-cell>
          <table:table-cell table:style-name="ce63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Selector</text:p>
          </table:table-cell>
          <table:table-cell table:style-name="ce57" office:value-type="string" calcext:value-type="string">
            <text:p>A nicer-looking, more intuitive and highly customizable alternative for radio buttons and dropdowns for Android.</text:p>
          </table:table-cell>
          <table:table-cell table:style-name="ce57" office:value-type="string" calcext:value-type="string">
            <text:p>swipe selector , material</text:p>
          </table:table-cell>
          <table:table-cell table:style-name="ce63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WoWoViewPager</text:p>
          </table:table-cell>
          <table:table-cell table:style-name="ce57" office:value-type="string" calcext:value-type="string">
            <text:p>Optimized for scrolling app intros or making your CV app. Free and open source.</text:p>
          </table:table-cell>
          <table:table-cell table:style-name="ce57" office:value-type="string" calcext:value-type="string">
            <text:p>view pager , fun</text:p>
          </table:table-cell>
          <table:table-cell table:style-name="ce63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reedo Layout</text:p>
          </table:table-cell>
          <table:table-cell table:style-name="ce57" office:value-type="string" calcext:value-type="string">
            <text:p>Full aspect ratio grid LayoutManager for Android's RecyclerView</text:p>
          </table:table-cell>
          <table:table-cell table:style-name="ce57"/>
          <table:table-cell table:style-name="ce63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itBlockRefresh</text:p>
          </table:table-cell>
          <table:table-cell table:style-name="ce57" office:value-type="string" calcext:value-type="string">
            <text:p>A refresh view with a fun game inside</text:p>
          </table:table-cell>
          <table:table-cell table:style-name="ce57" office:value-type="string" calcext:value-type="string">
            <text:p>refresh view , game</text:p>
          </table:table-cell>
          <table:table-cell table:style-name="ce63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boutLibrairies</text:p>
          </table:table-cell>
          <table:table-cell table:style-name="ce57" office:value-type="string" calcext:value-type="string">
            <text:p>Tool which can list additional libs in a dedicated view</text:p>
          </table:table-cell>
          <table:table-cell table:style-name="ce57" office:value-type="string" calcext:value-type="string">
            <text:p>vue , libs externes , about , à <text:s/>propos</text:p>
          </table:table-cell>
          <table:table-cell table:style-name="ce63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RPInterpolator</text:p>
          </table:table-cell>
          <table:table-cell table:style-name="ce57" office:value-type="string" calcext:value-type="string">
            <text:p>AndroidRPInterpolator is the interpolator library using Rovert Penner's Easing Functions.</text:p>
          </table:table-cell>
          <table:table-cell table:style-name="ce57" office:value-type="string" calcext:value-type="string">
            <text:p>animations , interpolator</text:p>
          </table:table-cell>
          <table:table-cell table:style-name="ce63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rkerBuilder</text:p>
          </table:table-cell>
          <table:table-cell table:style-name="ce57" office:value-type="string" calcext:value-type="string">
            <text:p>Versatile map area / geofence utility for google maps v2 for android</text:p>
          </table:table-cell>
          <table:table-cell table:style-name="ce57" office:value-type="string" calcext:value-type="string">
            <text:p>map , google maps</text:p>
          </table:table-cell>
          <table:table-cell table:style-name="ce63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earchableSpinner</text:p>
          </table:table-cell>
          <table:table-cell table:style-name="ce57" office:value-type="string" calcext:value-type="string">
            <text:p>Spinner with searchable items.</text:p>
          </table:table-cell>
          <table:table-cell table:style-name="ce57" office:value-type="string" calcext:value-type="string">
            <text:p>spinner</text:p>
          </table:table-cell>
          <table:table-cell table:style-name="ce63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ublimePicker</text:p>
          </table:table-cell>
          <table:table-cell table:style-name="ce57" office:value-type="string" calcext:value-type="string">
            <text:p>Date picker</text:p>
          </table:table-cell>
          <table:table-cell table:style-name="ce57"/>
          <table:table-cell table:style-name="ce63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KeyboardWatcher</text:p>
          </table:table-cell>
          <table:table-cell table:style-name="ce57"/>
          <table:table-cell table:style-name="ce57" office:value-type="string" calcext:value-type="string">
            <text:p>keyboard</text:p>
          </table:table-cell>
          <table:table-cell table:style-name="ce63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TabbedDialog</text:p>
          </table:table-cell>
          <table:table-cell table:style-name="ce57"/>
          <table:table-cell table:style-name="ce57" office:value-type="string" calcext:value-type="string">
            <text:p>tabbed dialog</text:p>
          </table:table-cell>
          <table:table-cell table:style-name="ce63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tchButton</text:p>
          </table:table-cell>
          <table:table-cell table:style-name="ce57"/>
          <table:table-cell table:style-name="ce57" office:value-type="string" calcext:value-type="string">
            <text:p>switch buttons , <text:s/>material</text:p>
          </table:table-cell>
          <table:table-cell table:style-name="ce63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Toggle</text:p>
          </table:table-cell>
          <table:table-cell table:style-name="ce57" office:value-type="string" calcext:value-type="string">
            <text:p>Lib to add feature-toggle capability to Android apps</text:p>
          </table:table-cell>
          <table:table-cell table:style-name="ce57" office:value-type="string" calcext:value-type="string">
            <text:p>feature , toggle</text:p>
          </table:table-cell>
          <table:table-cell table:style-name="ce63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SQLite support library</text:p>
          </table:table-cell>
          <table:table-cell table:style-name="ce57" table:number-columns-repeated="2"/>
          <table:table-cell table:style-name="ce63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ultiline collapsingtoolbar</text:p>
          </table:table-cell>
          <table:table-cell table:style-name="ce57" table:number-columns-repeated="2"/>
          <table:table-cell table:style-name="ce63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odingCell</text:p>
          </table:table-cell>
          <table:table-cell table:style-name="ce57"/>
          <table:table-cell table:style-name="ce57" office:value-type="string" calcext:value-type="string">
            <text:p>material , animation , fun</text:p>
          </table:table-cell>
          <table:table-cell table:style-name="ce63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URLLinkView</text:p>
          </table:table-cell>
          <table:table-cell table:style-name="ce57"/>
          <table:table-cell table:style-name="ce57" office:value-type="string" calcext:value-type="string">
            <text:p>url , view</text:p>
          </table:table-cell>
          <table:table-cell table:style-name="ce63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MenuListView</text:p>
          </table:table-cell>
          <table:table-cell table:style-name="ce57"/>
          <table:table-cell table:style-name="ce57" office:value-type="string" calcext:value-type="string">
            <text:p>swipe , menu , list view</text:p>
          </table:table-cell>
          <table:table-cell table:style-name="ce63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View Hover</text:p>
          </table:table-cell>
          <table:table-cell table:style-name="ce57" table:number-columns-repeated="2"/>
          <table:table-cell table:style-name="ce63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wipe Layout</text:p>
          </table:table-cell>
          <table:table-cell table:style-name="ce57"/>
          <table:table-cell table:style-name="ce57" office:value-type="string" calcext:value-type="string">
            <text:p>swipe , layout , view item</text:p>
          </table:table-cell>
          <table:table-cell table:style-name="ce63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l Zoom Recycler View</text:p>
          </table:table-cell>
          <table:table-cell table:style-name="ce57"/>
          <table:table-cell table:style-name="ce57" office:value-type="string" calcext:value-type="string">
            <text:p>pull to zoom</text:p>
          </table:table-cell>
          <table:table-cell table:style-name="ce63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aarcode Scanner</text:p>
          </table:table-cell>
          <table:table-cell table:style-name="ce57"/>
          <table:table-cell table:style-name="ce57" office:value-type="string" calcext:value-type="string">
            <text:p>QR Code , Google Vision API</text:p>
          </table:table-cell>
          <table:table-cell table:style-name="ce63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ultiSelectWidget</text:p>
          </table:table-cell>
          <table:table-cell table:style-name="ce57"/>
          <table:table-cell table:style-name="ce57" office:value-type="string" calcext:value-type="string">
            <text:p>list , multi select</text:p>
          </table:table-cell>
          <table:table-cell table:style-name="ce63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DesignLibrary</text:p>
          </table:table-cell>
          <table:table-cell table:style-name="ce57"/>
          <table:table-cell table:style-name="ce57" office:value-type="string" calcext:value-type="string">
            <text:p>material design , 2.2</text:p>
          </table:table-cell>
          <table:table-cell table:style-name="ce63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Dialogs</text:p>
          </table:table-cell>
          <table:table-cell table:style-name="ce57"/>
          <table:table-cell table:style-name="ce57" office:value-type="string" calcext:value-type="string">
            <text:p>material , dialog</text:p>
          </table:table-cell>
          <table:table-cell table:style-name="ce63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InputCode</text:p>
          </table:table-cell>
          <table:table-cell table:style-name="ce57"/>
          <table:table-cell table:style-name="ce57" office:value-type="string" calcext:value-type="string">
            <text:p>material , input , code</text:p>
          </table:table-cell>
          <table:table-cell table:style-name="ce63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Menu</text:p>
          </table:table-cell>
          <table:table-cell table:style-name="ce57" table:number-columns-repeated="2"/>
          <table:table-cell table:style-name="ce63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epth lib</text:p>
          </table:table-cell>
          <table:table-cell table:style-name="ce57"/>
          <table:table-cell table:style-name="ce57" office:value-type="string" calcext:value-type="string">
            <text:p>depth , canvas , view</text:p>
          </table:table-cell>
          <table:table-cell table:style-name="ce63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Karumi</text:p>
          </table:table-cell>
          <table:table-cell table:style-name="ce57" table:number-columns-repeated="2"/>
          <table:table-cell table:style-name="ce63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ryPopup</text:p>
          </table:table-cell>
          <table:table-cell table:style-name="ce57" office:value-type="string" calcext:value-type="string">
            <text:p>Expand views with animations</text:p>
          </table:table-cell>
          <table:table-cell table:style-name="ce57"/>
          <table:table-cell table:style-name="ce63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ensey</text:p>
          </table:table-cell>
          <table:table-cell table:style-name="ce57" office:value-type="string" calcext:value-type="string">
            <text:p>Gestures detection</text:p>
          </table:table-cell>
          <table:table-cell table:style-name="ce57" office:value-type="string" calcext:value-type="string">
            <text:p>gesture , detection</text:p>
          </table:table-cell>
          <table:table-cell table:style-name="ce63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coop</text:p>
          </table:table-cell>
          <table:table-cell table:style-name="ce57" office:value-type="string" calcext:value-type="string">
            <text:p>Build single-activity apps</text:p>
          </table:table-cell>
          <table:table-cell table:style-name="ce57"/>
          <table:table-cell table:style-name="ce63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se View</text:p>
          </table:table-cell>
          <table:table-cell table:style-name="ce57"/>
          <table:table-cell table:style-name="ce57" office:value-type="string" calcext:value-type="string">
            <text:p>pusle , logo , view</text:p>
          </table:table-cell>
          <table:table-cell table:style-name="ce63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ragment Animations</text:p>
          </table:table-cell>
          <table:table-cell table:style-name="ce57"/>
          <table:table-cell table:style-name="ce57" office:value-type="string" calcext:value-type="string">
            <text:p>fragment , 3D animations , animations</text:p>
          </table:table-cell>
          <table:table-cell table:style-name="ce63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ull to make Soup</text:p>
          </table:table-cell>
          <table:table-cell table:style-name="ce57" table:number-columns-repeated="2"/>
          <table:table-cell table:style-name="ce63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ffectiveShapeView</text:p>
          </table:table-cell>
          <table:table-cell table:style-name="ce57"/>
          <table:table-cell table:style-name="ce57" office:value-type="string" calcext:value-type="string">
            <text:p>shape , view , image , cut</text:p>
          </table:table-cell>
          <table:table-cell table:style-name="ce63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rphViews</text:p>
          </table:table-cell>
          <table:table-cell table:style-name="ce57" table:number-columns-repeated="2"/>
          <table:table-cell table:style-name="ce63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orphing Button</text:p>
          </table:table-cell>
          <table:table-cell table:style-name="ce57" table:number-columns-repeated="2"/>
          <table:table-cell table:style-name="ce63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Preferences</text:p>
          </table:table-cell>
          <table:table-cell table:style-name="ce57" table:number-columns-repeated="2"/>
          <table:table-cell table:style-name="ce6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eerProgress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Navigation Tab Strip</text:p>
          </table:table-cell>
          <table:table-cell table:style-name="ce57" table:number-columns-repeated="2"/>
          <table:table-cell table:style-name="ce63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ircularTools</text:p>
          </table:table-cell>
          <table:table-cell table:style-name="ce57" office:value-type="string" calcext:value-type="string">
            <text:p>Circle based animations for Android API 11+</text:p>
          </table:table-cell>
          <table:table-cell table:style-name="ce57"/>
          <table:table-cell table:style-name="ce63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 Preferences</text:p>
          </table:table-cell>
          <table:table-cell table:style-name="ce57" office:value-type="string" calcext:value-type="string">
            <text:p>Custom goodlooking material preferences</text:p>
          </table:table-cell>
          <table:table-cell table:style-name="ce57"/>
          <table:table-cell table:style-name="ce63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icense tools plugin</text:p>
          </table:table-cell>
          <table:table-cell table:style-name="ce57" office:value-type="string" calcext:value-type="string">
            <text:p>Gradle plugin to check libs licenses and generate pages</text:p>
          </table:table-cell>
          <table:table-cell table:style-name="ce57"/>
          <table:table-cell table:style-name="ce63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BlurView</text:p>
          </table:table-cell>
          <table:table-cell table:style-name="ce57"/>
          <table:table-cell table:style-name="ce57" office:value-type="string" calcext:value-type="string">
            <text:p>blur , view , iOS-like</text:p>
          </table:table-cell>
          <table:table-cell table:style-name="ce63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 loading animations</text:p>
          </table:table-cell>
          <table:table-cell table:style-name="ce57"/>
          <table:table-cell table:style-name="ce57" office:value-type="string" calcext:value-type="string">
            <text:p>loading , animations</text:p>
          </table:table-cell>
          <table:table-cell table:style-name="ce63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ypixel</text:p>
          </table:table-cell>
          <table:table-cell table:style-name="ce57" table:number-columns-repeated="2"/>
          <table:table-cell table:style-name="ce63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ersistent Search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Vectalign</text:p>
          </table:table-cell>
          <table:table-cell table:style-name="ce57"/>
          <table:table-cell table:style-name="ce57" office:value-type="string" calcext:value-type="string">
            <text:p>animations , drawables</text:p>
          </table:table-cell>
          <table:table-cell table:style-name="ce63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art</text:p>
          </table:table-cell>
          <table:table-cell table:style-name="ce57"/>
          <table:table-cell table:style-name="ce57" office:value-type="string" calcext:value-type="string">
            <text:p>dart , butter knife , layout injection</text:p>
          </table:table-cell>
          <table:table-cell table:style-name="ce63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in Lock View</text:p>
          </table:table-cell>
          <table:table-cell table:style-name="ce57" table:number-columns-repeated="2"/>
          <table:table-cell table:style-name="ce63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exible Adapter</text:p>
          </table:table-cell>
          <table:table-cell table:style-name="ce57" table:number-columns-repeated="2"/>
          <table:table-cell table:style-name="ce63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InstaCapture</text:p>
          </table:table-cell>
          <table:table-cell table:style-name="ce57"/>
          <table:table-cell table:style-name="ce57" office:value-type="string" calcext:value-type="string">
            <text:p>screen shot</text:p>
          </table:table-cell>
          <table:table-cell table:style-name="ce63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Header decor</text:p>
          </table:table-cell>
          <table:table-cell table:style-name="ce57"/>
          <table:table-cell table:style-name="ce57" office:value-type="string" calcext:value-type="string">
            <text:p>recycler view , header</text:p>
          </table:table-cell>
          <table:table-cell table:style-name="ce63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eep Link Dispatch</text:p>
          </table:table-cell>
          <table:table-cell table:style-name="ce57"/>
          <table:table-cell table:style-name="ce57" office:value-type="string" calcext:value-type="string">
            <text:p>deep link</text:p>
          </table:table-cell>
          <table:table-cell table:style-name="ce63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MaterialSeekBarPreference</text:p>
          </table:table-cell>
          <table:table-cell table:style-name="ce57"/>
          <table:table-cell table:style-name="ce57" office:value-type="string" calcext:value-type="string">
            <text:p>seek bar , preference</text:p>
          </table:table-cell>
          <table:table-cell table:style-name="ce63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eafPic</text:p>
          </table:table-cell>
          <table:table-cell table:style-name="ce57" office:value-type="string" calcext:value-type="string">
            <text:p>An ad-free, open-source, material designed alternatibe to Android gallery</text:p>
          </table:table-cell>
          <table:table-cell table:style-name="ce57" office:value-type="string" calcext:value-type="string">
            <text:p>gallery</text:p>
          </table:table-cell>
          <table:table-cell table:style-name="ce63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LoadingView</text:p>
          </table:table-cell>
          <table:table-cell table:style-name="ce57"/>
          <table:table-cell table:style-name="ce57" office:value-type="string" calcext:value-type="string">
            <text:p>loaders</text:p>
          </table:table-cell>
          <table:table-cell table:style-name="ce63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AndroidPdfViewer</text:p>
          </table:table-cell>
          <table:table-cell table:style-name="ce57"/>
          <table:table-cell table:style-name="ce57" office:value-type="string" calcext:value-type="string">
            <text:p>pdf , viewer</text:p>
          </table:table-cell>
          <table:table-cell table:style-name="ce63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ExpandingPager</text:p>
          </table:table-cell>
          <table:table-cell table:style-name="ce57" office:value-type="string" calcext:value-type="string">
            <text:p>A card peek-pop controller</text:p>
          </table:table-cell>
          <table:table-cell table:style-name="ce57" office:value-type="string" calcext:value-type="string">
            <text:p>pager , card , peek-pop</text:p>
          </table:table-cell>
          <table:table-cell table:style-name="ce63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GroupdOfX</text:p>
          </table:table-cell>
          <table:table-cell table:style-name="ce57" table:number-columns-repeated="2"/>
          <table:table-cell table:style-name="ce63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rog</text:p>
          </table:table-cell>
          <table:table-cell table:style-name="ce57"/>
          <table:table-cell table:style-name="ce57" office:value-type="string" calcext:value-type="string">
            <text:p>documentation , command lines</text:p>
          </table:table-cell>
          <table:table-cell table:style-name="ce63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Reservoir</text:p>
          </table:table-cell>
          <table:table-cell table:style-name="ce57"/>
          <table:table-cell table:style-name="ce57" office:value-type="string" calcext:value-type="string">
            <text:p>cache , key/value pair , GSON</text:p>
          </table:table-cell>
          <table:table-cell table:style-name="ce63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CardStackView</text:p>
          </table:table-cell>
          <table:table-cell table:style-name="ce57"/>
          <table:table-cell table:style-name="ce57" office:value-type="string" calcext:value-type="string">
            <text:p>card , stack , view</text:p>
          </table:table-cell>
          <table:table-cell table:style-name="ce63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ralalxRecyclerView</text:p>
          </table:table-cell>
          <table:table-cell table:style-name="ce57"/>
          <table:table-cell table:style-name="ce57" office:value-type="string" calcext:value-type="string">
            <text:p>parallax , recycler view , loadmore</text:p>
          </table:table-cell>
          <table:table-cell table:style-name="ce63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Shine Button</text:p>
          </table:table-cell>
          <table:table-cell table:style-name="ce57"/>
          <table:table-cell table:style-name="ce57" office:value-type="string" calcext:value-type="string">
            <text:p>effects , shining</text:p>
          </table:table-cell>
          <table:table-cell table:style-name="ce63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DiscreteSlider</text:p>
          </table:table-cell>
          <table:table-cell table:style-name="ce57" office:value-type="string" calcext:value-type="string">
            <text:p>A slider that allows a user to select a value at one of the specified tickmarks</text:p>
          </table:table-cell>
          <table:table-cell table:style-name="ce57" office:value-type="string" calcext:value-type="string">
            <text:p>slider</text:p>
          </table:table-cell>
          <table:table-cell table:style-name="ce63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FlyoutMenus</text:p>
          </table:table-cell>
          <table:table-cell table:style-name="ce57" table:number-columns-repeated="2"/>
          <table:table-cell table:style-name="ce63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7" office:value-type="string" calcext:value-type="string">
            <text:p>PaperShredder</text:p>
          </table:table-cell>
          <table:table-cell table:style-name="ce57" office:value-type="string" calcext:value-type="string">
            <text:p>Some animations with a paper shredder</text:p>
          </table:table-cell>
          <table:table-cell table:style-name="ce57" office:value-type="string" calcext:value-type="string">
            <text:p>animations</text:p>
          </table:table-cell>
          <table:table-cell table:style-name="ce63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5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5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5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5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table:style-name="ce5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5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5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5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5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65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59" office:value-type="string" calcext:value-type="string">
            <text:p>mplementation of layouts that allow to add likes in Periscope style</text:p>
          </table:table-cell>
          <table:table-cell table:style-name="ce59" office:value-type="string" calcext:value-type="string">
            <text:p>layout , effects , likes</text:p>
          </table:table-cell>
          <table:table-cell table:style-name="ce65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Revealator</text:p>
          </table:table-cell>
          <table:table-cell table:style-name="ce5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65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59" office:value-type="string" calcext:value-type="string">
            <text:p>An enhanced event bus with emphasis on Android support </text:p>
          </table:table-cell>
          <table:table-cell table:style-name="ce59" office:value-type="string" calcext:value-type="string">
            <text:p>events , bus programming</text:p>
          </table:table-cell>
          <table:table-cell table:style-name="ce65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59" office:value-type="string" calcext:value-type="string">
            <text:p>Dependency injector</text:p>
          </table:table-cell>
          <table:table-cell table:style-name="ce59" office:value-type="string" calcext:value-type="string">
            <text:p>dependency , injection </text:p>
          </table:table-cell>
          <table:table-cell table:style-name="ce65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RxAndroid</text:p>
          </table:table-cell>
          <table:table-cell table:style-name="ce59" office:value-type="string" calcext:value-type="string">
            <text:p>Reactive Extension</text:p>
          </table:table-cell>
          <table:table-cell table:style-name="ce59" office:value-type="string" calcext:value-type="string">
            <text:p>Events , reactive programming</text:p>
          </table:table-cell>
          <table:table-cell table:style-name="ce65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47" office:value-type="string" calcext:value-type="string">
            <text:p>Android</text:p>
          </table:table-cell>
          <table:table-cell table:style-name="ce59" office:value-type="string" calcext:value-type="string">
            <text:p>OkHttp</text:p>
          </table:table-cell>
          <table:table-cell table:style-name="ce59" office:value-type="string" calcext:value-type="string">
            <text:p>An HTTP and HTTP/2 client for Android and Java application</text:p>
          </table:table-cell>
          <table:table-cell table:style-name="ce59" office:value-type="string" calcext:value-type="string">
            <text:p>HTTP , HTTP2 , client</text:p>
          </table:table-cell>
          <table:table-cell table:style-name="ce65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52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6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rello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Jira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elegram</text:p>
          </table:table-cell>
          <table:table-cell table:style-name="ce57"/>
          <table:table-cell table:style-name="ce57" office:value-type="string" calcext:value-type="string">
            <text:p>privacy</text:p>
          </table:table-cell>
          <table:table-cell table:style-name="ce66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48" office:value-type="string" calcext:value-type="string">
            <text:p>DevTool</text:p>
          </table:table-cell>
          <table:table-cell table:style-name="ce57" office:value-type="string" calcext:value-type="string">
            <text:p>Taiga</text:p>
          </table:table-cell>
          <table:table-cell table:style-name="ce57" office:value-type="string" calcext:value-type="string">
            <text:p>Tool for collaborative work</text:p>
          </table:table-cell>
          <table:table-cell table:style-name="ce57" office:value-type="string" calcext:value-type="string">
            <text:p>dev , tools</text:p>
          </table:table-cell>
          <table:table-cell table:style-name="ce66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49" office:value-type="string" calcext:value-type="string">
            <text:p>Design</text:p>
          </table:table-cell>
          <table:table-cell table:style-name="ce57" office:value-type="string" calcext:value-type="string">
            <text:p>Draw.io</text:p>
          </table:table-cell>
          <table:table-cell table:style-name="ce57" table:number-columns-repeated="2"/>
          <table:table-cell table:style-name="ce6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50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51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 table:number-rows-repeated="266">
          <table:table-cell table:style-name="ce55"/>
          <table:table-cell table:number-columns-repeated="255"/>
        </table:table-row>
        <table:table-row table:style-name="ro1" table:number-rows-repeated="347">
          <table:table-cell/>
          <table:table-cell table:style-name="ce5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 table:number-rows-repeated="40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6" table:print="false">
        <office:forms form:automatic-focus="false" form:apply-design-mode="false"/>
        <table:table-column table:style-name="co10" table:default-cell-style-name="ce58"/>
        <table:table-column table:style-name="co11" table:number-columns-repeated="2" table:default-cell-style-name="ce58"/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6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6" table:default-cell-style-name="ce58"/>
        <table:table-column table:style-name="co20" table:default-cell-style-name="ce58"/>
        <table:table-column table:style-name="co21" table:default-cell-style-name="ce58"/>
        <table:table-column table:style-name="co6" table:default-cell-style-name="ce58"/>
        <table:table-column table:style-name="co22" table:default-cell-style-name="ce58"/>
        <table:table-column table:style-name="co6" table:default-cell-style-name="ce58"/>
        <table:table-column table:style-name="co23" table:default-cell-style-name="ce58"/>
        <table:table-column table:style-name="co24" table:default-cell-style-name="ce58"/>
        <table:table-column table:style-name="co6" table:number-columns-repeated="245" table:default-cell-style-name="Default"/>
        <table:table-row table:style-name="ro1">
          <table:table-cell table:style-name="ce80" office:value-type="string" calcext:value-type="string" table:number-columns-spanned="20" table:number-rows-spanned="3">
            <text:p>Devices</text:p>
          </table:table-cell>
          <table:covered-table-cell table:style-name="ce80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68" office:value-type="string" calcext:value-type="string">
            <text:p>Type</text:p>
          </table:table-cell>
          <table:table-cell table:style-name="ce68" office:value-type="string" calcext:value-type="string">
            <text:p>OS</text:p>
          </table:table-cell>
          <table:table-cell table:style-name="ce68" office:value-type="string" calcext:value-type="string">
            <text:p>Constructor</text:p>
          </table:table-cell>
          <table:table-cell table:style-name="ce68" office:value-type="string" calcext:value-type="string">
            <text:p>Name</text:p>
          </table:table-cell>
          <table:table-cell table:style-name="ce68" office:value-type="string" calcext:value-type="string">
            <text:p>Screen size</text:p>
          </table:table-cell>
          <table:table-cell table:style-name="ce68" office:value-type="string" calcext:value-type="string">
            <text:p>Screen type</text:p>
          </table:table-cell>
          <table:table-cell table:style-name="ce68" office:value-type="string" calcext:value-type="string">
            <text:p>Screen resolution</text:p>
          </table:table-cell>
          <table:table-cell table:style-name="ce68" office:value-type="string" calcext:value-type="string">
            <text:p>SoC</text:p>
          </table:table-cell>
          <table:table-cell table:style-name="ce68" office:value-type="string" calcext:value-type="string">
            <text:p>GPU</text:p>
          </table:table-cell>
          <table:table-cell table:style-name="ce68" office:value-type="string" calcext:value-type="string">
            <text:p>Sensors</text:p>
          </table:table-cell>
          <table:table-cell table:style-name="ce68" office:value-type="string" calcext:value-type="string">
            <text:p>Battery</text:p>
          </table:table-cell>
          <table:table-cell table:style-name="ce68" office:value-type="string" calcext:value-type="string">
            <text:p>Storage</text:p>
          </table:table-cell>
          <table:table-cell table:style-name="ce68" office:value-type="string" calcext:value-type="string">
            <text:p>RAM</text:p>
          </table:table-cell>
          <table:table-cell table:style-name="ce68" office:value-type="string" calcext:value-type="string">
            <text:p>Camera</text:p>
          </table:table-cell>
          <table:table-cell table:style-name="ce68" office:value-type="string" calcext:value-type="string">
            <text:p>Dimensions</text:p>
          </table:table-cell>
          <table:table-cell table:style-name="ce68" office:value-type="string" calcext:value-type="string">
            <text:p>Weight</text:p>
          </table:table-cell>
          <table:table-cell table:style-name="ce68" office:value-type="string" calcext:value-type="string">
            <text:p>IP</text:p>
          </table:table-cell>
          <table:table-cell table:style-name="ce68" office:value-type="string" calcext:value-type="string">
            <text:p>USB Type</text:p>
          </table:table-cell>
          <table:table-cell table:style-name="ce68" office:value-type="string" calcext:value-type="string">
            <text:p>SD Card</text:p>
          </table:table-cell>
          <table:table-cell table:style-name="ce68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2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3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8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90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8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phablet</text:p>
          </table:table-cell>
          <table:table-cell table:style-name="ce47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9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4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5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8" office:value-type="string" calcext:value-type="string">
            <text:p>smartphone</text:p>
          </table:table-cell>
          <table:table-cell table:style-name="ce86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86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81" office:value-type="string" calcext:value-type="string">
            <text:p>watch</text:p>
          </table:table-cell>
          <table:table-cell table:style-name="ce47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0:11:35.557090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4T10:18:41.581387394</dc:date>
    <meta:editing-duration>PT14H15M1S</meta:editing-duration>
    <meta:editing-cycles>196</meta:editing-cycles>
    <meta:generator>LibreOffice/4.2.8.2$Linux_X86_64 LibreOffice_project/420m0$Build-2</meta:generator>
    <meta:document-statistic meta:table-count="4" meta:cell-count="4085" meta:object-count="0"/>
  </office:meta>
</office:document-meta>
</file>